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_20__28_var_29_" svg:stroke-width="0.051cm" svg:stroke-color="#000000" draw:marker-start-width="0.277cm" draw:marker-end-width="0.277cm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stroke-dash="Dashed_20__28_var_29_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Dashed_20__28_var_29_" svg:stroke-width="0.051cm" draw:marker-start="Arrow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4cm" svg:height="1.27cm" svg:x="3.707cm" svg:y="1.432cm">
          <text:p text:style-name="P1"><text:span text:style-name="T1">flags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6.247cm" svg:y="1.432cm">
          <text:p text:style-name="P1"><text:span text:style-name="T1">interval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8.787cm" svg:y="1.432cm">
          <text:p text:style-name="P1"><text:span text:style-name="T1">entry count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polyline draw:style-name="gr2" draw:text-style-name="P1" draw:layer="layout" svg:width="0.193cm" svg:height="14.471cm" draw:transform="rotate (-1.5707963267949) translate (18.179cm 0.929999999996786cm)" svg:viewBox="0 0 194 14472" draw:points="194,14472 0,14472 0,0 194,0">
          <text:p/>
        </draw:polyline>
        <draw:frame draw:style-name="gr3" draw:text-style-name="P1" draw:layer="layout" svg:width="8.255cm" svg:height="0.962cm" svg:x="6.806cm" svg:y="0.027cm">
          <draw:text-box>
            <text:p text:style-name="P1">GeoTracking Block</text:p>
          </draw:text-box>
        </draw:frame>
        <draw:custom-shape draw:style-name="gr4" draw:text-style-name="P2" draw:layer="layout" svg:width="3.295cm" svg:height="1.27cm" svg:x="0.412cm" svg:y="1.432cm">
          <text:p text:style-name="P1"><text:span text:style-name="T1">Block Header</text:span></text:p>
          <text:p text:style-name="P1"><text:span text:style-name="T1">(RFC5050)</text:span></text:p>
          <draw:enhanced-geometry svg:viewBox="0 0 21600 21600" draw:type="rectangle" draw:enhanced-path="M 0 0 L 21600 0 21600 21600 0 21600 0 0 Z N"/>
        </draw:custom-shape>
        <draw:frame draw:style-name="gr5" draw:layer="layout" svg:width="5.977cm" svg:height="0.962cm" svg:x="11.961cm" svg:y="3.27cm">
          <draw:text-box>
            <text:p text:style-name="P1">TrackingEntry List</text:p>
          </draw:text-box>
        </draw:frame>
        <draw:polyline draw:style-name="gr2" draw:text-style-name="P1" draw:layer="layout" svg:width="0.205cm" svg:height="6.245cm" draw:transform="rotate (-1.5707963267949) translate (18.208cm 3.00999999999818cm)" svg:viewBox="0 0 206 6246" draw:points="0,6246 206,6246 206,0 0,0">
          <text:p/>
        </draw:polyline>
        <draw:custom-shape draw:style-name="gr6" draw:text-style-name="P2" draw:layer="layout" svg:width="2.54cm" svg:height="1.27cm" svg:x="7.864cm" svg:y="7.153cm">
          <text:p text:style-name="P1"><text:span text:style-name="T1">entry typ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1.27cm" svg:x="10.404cm" svg:y="7.153cm">
          <text:p text:style-name="P1"><text:span text:style-name="T1">timestamp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613cm" svg:height="1.27cm" svg:x="12.944cm" svg:y="7.153cm">
          <text:p text:style-name="P1"><text:span text:style-name="T1">endopoint ID</text:span></text:p>
          <text:p text:style-name="P1"><text:span text:style-name="T1">(DTN string)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255cm" svg:height="0.806cm" svg:x="9.769cm" svg:y="6.464cm">
          <draw:text-box>
            <text:p text:style-name="P1"><text:span text:style-name="T2">entry type = 1 (HOPDATA)</text:span></text:p>
          </draw:text-box>
        </draw:frame>
        <draw:frame draw:style-name="gr3" draw:text-style-name="P1" draw:layer="layout" svg:width="8.255cm" svg:height="0.962cm" svg:x="10.572cm" svg:y="5.502cm">
          <draw:text-box>
            <text:p text:style-name="P1">TrackingEntry</text:p>
          </draw:text-box>
        </draw:frame>
        <draw:custom-shape draw:style-name="gr6" draw:text-style-name="P2" draw:layer="layout" svg:width="2.54cm" svg:height="1.27cm" svg:x="7.864cm" svg:y="9.693cm">
          <text:p text:style-name="P1"><text:span text:style-name="T1">entry typ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1.27cm" svg:x="10.404cm" svg:y="9.693cm">
          <text:p text:style-name="P1"><text:span text:style-name="T1">timestamp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68cm" svg:height="1.27cm" svg:x="12.944cm" svg:y="9.693cm">
          <text:p text:style-name="P1"><text:span text:style-name="T1">latitud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255cm" svg:height="0.806cm" svg:x="9.81cm" svg:y="9.058cm">
          <draw:text-box>
            <text:p text:style-name="P1"><text:span text:style-name="T2">entry type = 2 (GEODATA)</text:span></text:p>
          </draw:text-box>
        </draw:frame>
        <draw:custom-shape draw:style-name="gr6" draw:text-style-name="P2" draw:layer="layout" svg:width="2.168cm" svg:height="1.27cm" svg:x="15.112cm" svg:y="9.693cm">
          <text:p text:style-name="P1"><text:span text:style-name="T1">longitud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1.27cm" svg:height="1.27cm" svg:x="4.975cm" svg:y="3.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1.27cm" svg:height="1.27cm" svg:x="7.515cm" svg:y="3.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1.27cm" svg:height="1.27cm" svg:x="6.245cm" svg:y="3.9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706cm" svg:y1="2.701cm" svg:x2="4.975cm" svg:y2="3.97cm">
          <text:p/>
        </draw:line>
        <draw:line draw:style-name="gr9" draw:text-style-name="P1" draw:layer="layout" svg:x1="6.247cm" svg:y1="2.702cm" svg:x2="8.785cm" svg:y2="3.97cm">
          <text:p/>
        </draw:line>
        <draw:frame draw:style-name="gr10" draw:text-style-name="P5" xml:id="id2" draw:id="id2" draw:layer="layout" svg:width="5.08cm" svg:height="0.775cm" draw:transform="rotate (0.830253125173702) translate (1.611cm 9.625cm)">
          <draw:text-box>
            <text:p text:style-name="P4"><text:span text:style-name="T1">TRACK_HOPS</text:span></text:p>
          </draw:text-box>
        </draw:frame>
        <draw:frame draw:style-name="gr10" draw:text-style-name="P5" xml:id="id4" draw:id="id4" draw:layer="layout" svg:width="5.08cm" svg:height="0.775cm" draw:transform="rotate (0.830253125173702) translate (2.952cm 9.559cm)">
          <draw:text-box>
            <text:p text:style-name="P4"><text:span text:style-name="T1">TRACK_GEO</text:span></text:p>
          </draw:text-box>
        </draw:frame>
        <draw:frame draw:style-name="gr10" draw:text-style-name="P5" xml:id="id6" draw:id="id6" draw:layer="layout" svg:width="5.08cm" svg:height="0.775cm" draw:transform="rotate (0.830253125173702) translate (4.151cm 9.506cm)">
          <draw:text-box>
            <text:p text:style-name="P4"><text:span text:style-name="T1">TRACK_TIMESTAMP</text:span></text:p>
          </draw:text-box>
        </draw:frame>
        <draw:connector draw:style-name="gr11" draw:text-style-name="P1" draw:layer="layout" draw:type="line" svg:x1="5.61cm" svg:y1="5.24cm" svg:x2="5.324cm" svg:y2="6.137cm" draw:start-shape="id1" draw:start-glue-point="2" draw:end-shape="id2" svg:d="m5610 5240-286 897" svg:viewBox="0 0 287 898">
          <text:p/>
        </draw:connector>
        <draw:connector draw:style-name="gr11" draw:text-style-name="P1" draw:layer="layout" draw:type="line" svg:x1="6.88cm" svg:y1="5.24cm" svg:x2="6.665cm" svg:y2="6.071cm" draw:start-shape="id3" draw:start-glue-point="2" draw:end-shape="id4" svg:d="m6880 5240-215 831" svg:viewBox="0 0 216 832">
          <text:p/>
        </draw:connector>
        <draw:connector draw:style-name="gr11" draw:text-style-name="P1" draw:layer="layout" draw:type="line" svg:x1="8.15cm" svg:y1="5.24cm" svg:x2="7.864cm" svg:y2="6.018cm" draw:start-shape="id5" draw:start-glue-point="2" draw:end-shape="id6" draw:end-glue-point="1" svg:d="m8150 5240-286 778" svg:viewBox="0 0 287 779">
          <text:p/>
        </draw:connector>
        <draw:custom-shape draw:style-name="gr6" draw:text-style-name="P2" draw:layer="layout" svg:width="2.166cm" svg:height="1.27cm" svg:x="11.962cm" svg:y="1.432cm">
          <text:p text:style-name="P1"><text:span text:style-name="T1">Tracking</text:span></text:p>
          <text:p text:style-name="P1"><text:span text:style-name="T1">Entr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903cm" svg:height="1.27cm" svg:x="14.128cm" svg:y="1.431cm">
          <text:p text:style-name="P1">. . 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66cm" svg:height="1.27cm" svg:x="16.031cm" svg:y="1.431cm">
          <text:p text:style-name="P1"><text:span text:style-name="T1">Tracking</text:span></text:p>
          <text:p text:style-name="P1"><text:span text:style-name="T1">Ent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8cm" fo:text-indent="0cm"/>
      <style:text-properties style:use-window-font-color="true" style:text-outline="false" style:text-line-through-style="none" fo:font-family="Arial" style:font-family-generic="roman" style:font-pitch="variable" fo:font-size="26.2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26cm" fo:text-indent="0cm"/>
      <style:text-properties fo:font-size="22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4cm" fo:text-indent="0cm"/>
      <style:text-properties fo:font-size="19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2cm" fo:text-indent="0cm"/>
      <style:text-properties fo:font-size="1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cm" fo:text-indent="0cm"/>
      <style:text-properties fo:font-size="1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cm" fo:text-indent="0cm"/>
      <style:text-properties fo:font-size="1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cm" fo:text-indent="0cm"/>
      <style:text-properties fo:font-size="1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cm" fo:text-indent="0cm"/>
      <style:text-properties fo:font-size="1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cm" fo:text-indent="0cm"/>
      <style:text-properties fo:font-size="1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18.287cm" svg:height="1.908cm" svg:x="1.015cm" svg:y="0.454cm" presentation:class="title" presentation:placeholder="true">
        <draw:text-box/>
      </draw:frame>
      <draw:frame presentation:style-name="Default-outline1" draw:layer="backgroundobjects" svg:width="18.287cm" svg:height="6.629cm" svg:x="1.015cm" svg:y="2.673cm" presentation:class="outline" presentation:placeholder="true">
        <draw:text-box/>
      </draw:frame>
      <draw:frame presentation:style-name="Mpr1" draw:text-style-name="MP1" draw:layer="backgroundobjects" svg:width="4.733cm" svg:height="0.788cm" svg:x="1.015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441cm" svg:height="0.788cm" svg:x="6.948cm" svg:y="10.41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733cm" svg:height="0.788cm" svg:x="14.568cm" svg:y="10.4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nton Walker</meta:initial-creator>
    <meta:creation-date>2014-05-09T16:01:48</meta:creation-date>
    <meta:editing-duration>PT49M4S</meta:editing-duration>
    <meta:editing-cycles>11</meta:editing-cycles>
    <meta:generator>LibreOffice/3.5$Linux_X86_64 LibreOffice_project/350m1$Build-2</meta:generator>
    <dc:date>2014-06-30T20:32:27</dc:date>
    <dc:creator>brenton </dc:creator>
    <meta:document-statistic meta:object-count="55"/>
  </office:meta>
</office:document-meta>
</file>